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02in"/>
    </style:style>
    <style:style style:name="co2" style:family="table-column">
      <style:table-column-properties fo:break-before="auto" style:column-width="2.4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F" fo:font-size="18pt" style:font-name-asian="Segoe UI" style:font-size-asian="18pt" style:language-asian="none" style:country-asian="none" style:font-name-complex="Alvi Nastaleeq" style:font-size-complex="18pt" style:language-complex="none" style:country-complex="none"/>
    </style:style>
    <style:style style:name="ce3" style:family="table-cell" style:parent-style-name="Default">
      <style:text-properties style:font-name="F" fo:font-size="18pt" fo:language="none" fo:country="none" style:font-name-asian="Segoe UI" style:font-size-asian="18pt" style:language-asian="none" style:country-asian="none" style:font-name-complex="Alvi Nastaleeq" style:font-size-complex="18pt" style:language-complex="none" style:country-complex="none"/>
    </style:style>
    <style:style style:name="T1" style:family="text">
      <style:text-properties fo:language="ar" fo:country="SA"/>
    </style:style>
    <style:style style:name="T2" style:family="text">
      <style:text-properties style:font-name="F" fo:font-size="18pt" style:letter-kerning="true" style:language-complex="en" style:country-complex="US" style:font-name-asian="F" style:font-name-complex="Alvi Nastaleeq" style:font-size-asian="18pt" style:font-size-complex="18pt"/>
    </style:style>
    <style:style style:name="T3" style:family="text">
      <style:text-properties style:use-window-font-color="true" fo:language="ar" fo:country="SA" style:language-asian="zh" style:country-asian="CN" style:font-name="F" fo:font-size="18pt" style:letter-kerning="true" style:language-complex="en" style:country-complex="US" style:font-name-asian="F" style:font-name-complex="Alvi Nastaleeq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ہر صنم کعبے میں حیران نظر آتا ہے<text:line-break/>کیا <text:span text:style-name="T1">اِسے</text:span> موت کا سامان نظر آتا ہے</text:p>
          </table:table-cell>
          <table:covered-table-cell table:style-name="ce2"/>
        </table:table-row>
        <table:table-row table:style-name="ro2">
          <table:table-cell office:value-type="string" calcext:value-type="string">
            <text:p><text:span text:style-name="T2">فاطمہؑ بنتِ اسد سے کہا کعبے میں چلیں</text:span></text:p>
            <text:p><text:span text:style-name="T2">بے علیؑ گھر میرا سُنساں نظر آتا ہے</text:span></text:p>
          </table:table-cell>
          <table:table-cell table:style-name="ce2" office:value-type="string" calcext:value-type="string">
            <text:p>ماں اکیلی تھیں، علیؑ روئے نہیں کعبے میں<text:line-break/><text:span text:style-name="T1">غا</text:span>ر میں کس لیے طوفان نظر آتا ہے</text:p>
          </table:table-cell>
        </table:table-row>
        <table:table-row table:style-name="ro2">
          <table:table-cell office:value-type="string" calcext:value-type="string">
            <text:p><text:span text:style-name="T2">میزباں عرش پہ اِک روز یہی تو ہوگا</text:span></text:p>
            <text:p><text:span text:style-name="T2">آج کعبے میں جو مہمان نظر آتا ہے</text:span></text:p>
          </table:table-cell>
          <table:table-cell office:value-type="string" calcext:value-type="string">
            <text:p>آج ہاتھوں پہ اُٹھائے ہیں علیؑ کو احمدؐ</text:p>
            <text:p>یعنی قرآن پہ قرآں نظر آتا ہے</text:p>
          </table:table-cell>
        </table:table-row>
        <table:table-row table:style-name="ro2">
          <table:table-cell office:value-type="string" calcext:value-type="string">
            <text:p><text:span text:style-name="T3">فخرِ</text:span><text:span text:style-name="T2"> آدمؑ سے جو جلتا ہے تو اُس پر لعنت</text:span></text:p>
            <text:p><text:span text:style-name="T2">کب یہ انسان ہے شیطان نظر آتا ہے</text:span></text:p>
          </table:table-cell>
          <table:table-cell office:value-type="string" calcext:value-type="string">
            <text:p>نعرۂ حیدری مستوں کی زباں سے سن کر</text:p>
            <text:p>مولوی سخت پریشان نظر آتا ہے</text:p>
          </table:table-cell>
        </table:table-row>
        <table:table-row table:style-name="ro2">
          <table:table-cell office:value-type="string" calcext:value-type="string">
            <text:p><text:span text:style-name="T2">پا کے ہر بیت کے بدلے میں اثرؔ بیتِ جناں</text:span></text:p>
            <text:p><text:span text:style-name="T2">مِلک میں مُلکِ سلیمان نظر آتا ہے</text:span></text:p>
          </table:table-cell>
          <table:table-cell office:value-type="string" calcext:value-type="string">
            <text:p>جس نے مکار سیاست کو دیا دین کا نام</text:p>
            <text:p>خاندانِ ابو سفیان نظر آتا ہ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6:57:53.747770800</meta:creation-date>
    <dc:date>2026-01-21T16:59:52.569841600</dc:date>
    <meta:editing-duration>PT1M59S</meta:editing-duration>
    <meta:editing-cycles>1</meta:editing-cycles>
    <meta:document-statistic meta:table-count="1" meta:cell-count="9" meta:object-count="0"/>
    <meta:generator>LibreOffice/25.8.4.2$Windows_X86_64 LibreOffice_project/290daaa01b999472f0c7a3890eb6a550fd74c6df</meta:generator>
  </office:meta>
</office:document-meta>
</file>